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79d1d" officeooo:paragraph-rsid="00079d1d"/>
    </style:style>
    <style:style style:name="P2" style:family="paragraph" style:parent-style-name="Standard">
      <style:text-properties fo:color="#c9211e" officeooo:rsid="00079d1d" officeooo:paragraph-rsid="00079d1d"/>
    </style:style>
    <style:style style:name="P3" style:family="paragraph" style:parent-style-name="Standard">
      <style:text-properties fo:color="#c9211e" style:font-name="Droid Sans Mono" fo:font-size="10.5pt" fo:font-weight="normal" officeooo:rsid="00079d1d" officeooo:paragraph-rsid="00079d1d" fo:background-color="#1e1e1e"/>
    </style:style>
    <style:style style:name="P4" style:family="paragraph" style:parent-style-name="Standard">
      <style:text-properties fo:color="#c9211e" officeooo:rsid="00084ed3" officeooo:paragraph-rsid="00084ed3"/>
    </style:style>
    <style:style style:name="P5" style:family="paragraph" style:parent-style-name="Standard">
      <style:text-properties fo:color="#c9211e" officeooo:rsid="000b6b82" officeooo:paragraph-rsid="000b6b82"/>
    </style:style>
    <style:style style:name="P6" style:family="paragraph" style:parent-style-name="Standard">
      <style:text-properties officeooo:rsid="000b94e4" officeooo:paragraph-rsid="000b94e4"/>
    </style:style>
    <style:style style:name="P7" style:family="paragraph" style:parent-style-name="Standard">
      <style:text-properties officeooo:rsid="000d730e" officeooo:paragraph-rsid="000d730e"/>
    </style:style>
    <style:style style:name="P8" style:family="paragraph" style:parent-style-name="Standard">
      <style:paragraph-properties fo:break-before="page"/>
      <style:text-properties fo:color="#c9211e" officeooo:rsid="000b6b82" officeooo:paragraph-rsid="000b6b82"/>
    </style:style>
    <style:style style:name="P9" style:family="paragraph" style:parent-style-name="Standard">
      <style:text-properties officeooo:rsid="00079d1d" officeooo:paragraph-rsid="00079d1d"/>
    </style:style>
    <style:style style:name="T1" style:family="text">
      <style:text-properties fo:color="#c9211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a xlink:type="simple" xlink:href="https://apisandbox.enzona.net/store/" text:style-name="Internet_20_link" text:visited-style-name="Visited_20_Internet_20_Link">https://apisandbox.enzona.net/store/</text:a></text:p>
      <text:p text:style-name="P1">https://bulevarsandbox.enzona.net/</text:p>
      <text:p text:style-name="P1"/>
      <text:p text:style-name="P1"><text:a xlink:type="simple" xlink:href="https://learntutorials.net/es/django/topic/1235/querysets" text:style-name="Internet_20_link" text:visited-style-name="Visited_20_Internet_20_Link">https://learntutorials.net/es/django/topic/1235/querysets</text:a></text:p>
      <text:p text:style-name="P1"/>
      <text:p text:style-name="P1"/>
      <text:p text:style-name="P1"><text:a xlink:type="simple" xlink:href="http://127.0.0.1:8000/shop/confirm-order/?transaction_uuid=ec6e07269a1b4b139869658a073adb73&amp;user_uuid=ebb0551598ec49a6be897cb6cc31aaf4" text:style-name="Internet_20_link" text:visited-style-name="Visited_20_Internet_20_Link">http://127.0.0.1:8000/shop/confirm-order/?transaction_uuid=ec6e07269a1b4b139869658a073adb73&amp;user_uuid=ebb0551598ec49a6be897cb6cc31aaf4</text:a></text:p>
      <text:p text:style-name="P1"/>
      <text:p text:style-name="P1"><text:a xlink:type="simple" xlink:href="https://www.base64encode.org/" text:style-name="Internet_20_link" text:visited-style-name="Visited_20_Internet_20_Link">https://www.base64encode.org/</text:a></text:p>
      <text:p text:style-name="P1"/>
      <text:p text:style-name="P1"/>
      <text:p text:style-name="P1"/>
      <text:p text:style-name="P1">NOTAS Sitio ArteCriollo</text:p>
      <text:p text:style-name="P1"/>
      <text:p text:style-name="P6">Api enzona:</text:p>
      <text:p text:style-name="P7">user: brosa17</text:p>
      <text:p text:style-name="P6">pass: Barva2021</text:p>
      <text:p text:style-name="P1"/>
      <text:p text:style-name="P1">- La url order-confirm solo sera llamada cuando se complete el pago y se redirecciones de enzona para el sitio, esta va aguardar en base de datos toda la informacion del pedido y va a mostrarle al usuario la posiblidad de hacer una consulta a enzona para mostrar los detalles del pago, ademas esta vista <text:span text:style-name="T1">redireccionara a la pagina de gracias</text:span></text:p>
      <text:p text:style-name="P2"/>
      <text:p text:style-name="P2"/>
      <text:p text:style-name="P3">{% if request.resolver_match.url_name == 'contact' %}active{% endif %}</text:p>
      <text:p text:style-name="P4">Se utiliza para mostrar la url que esta activa en la pagina y para configurar la clase en el menu</text:p>
      <text:p text:style-name="P8">NOTAS PARA AGREGAR AL SITIO:</text:p>
      <text:p text:style-name="P5">1- Agegar recompensas a los usuarios que puedan adquirir productos gratis o con descuentos</text:p>
      <text:p text:style-name="P5">ganando al ver promociones de marcas o llenando formularios de preguntas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P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P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7T22:43:53.274937686</meta:creation-date>
    <dc:date>2022-03-07T14:45:21.334644517</dc:date>
    <meta:editing-duration>P2DT18H8M53S</meta:editing-duration>
    <meta:editing-cycles>10</meta:editing-cycles>
    <meta:generator>LibreOffice/6.4.7.2$Linux_X86_64 LibreOffice_project/40$Build-2</meta:generator>
    <meta:document-statistic meta:table-count="0" meta:image-count="0" meta:object-count="0" meta:page-count="2" meta:paragraph-count="15" meta:word-count="133" meta:character-count="1050" meta:non-whitespace-character-count="932"/>
  </office:meta>
</office:document-meta>
</file>